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dee4"/>
    </style:style>
    <style:style style:name="P2" style:family="paragraph" style:parent-style-name="Standard">
      <style:text-properties officeooo:rsid="000edee4" officeooo:paragraph-rsid="000edee4"/>
    </style:style>
    <style:style style:name="P3" style:family="paragraph" style:parent-style-name="Standard">
      <style:text-properties officeooo:rsid="000edee4" officeooo:paragraph-rsid="000edee4"/>
    </style:style>
    <style:style style:name="P4" style:family="paragraph" style:parent-style-name="Standard">
      <style:text-properties officeooo:rsid="000edee4" officeooo:paragraph-rsid="00104736"/>
    </style:style>
    <style:style style:name="P5" style:family="paragraph" style:parent-style-name="Standard">
      <style:paragraph-properties fo:text-align="center" style:justify-single-word="false"/>
      <style:text-properties officeooo:rsid="000edee4" officeooo:paragraph-rsid="000edee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dee4" officeooo:paragraph-rsid="0010473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edee4" officeooo:paragraph-rsid="00104736" style:font-weight-asian="bold" style:font-weight-complex="bold"/>
    </style:style>
    <style:style style:name="P8" style:family="paragraph" style:parent-style-name="Standard">
      <style:text-properties officeooo:paragraph-rsid="000edee4"/>
    </style:style>
    <style:style style:name="P9" style:family="paragraph" style:parent-style-name="Standard">
      <style:text-properties officeooo:rsid="001747bc" officeooo:paragraph-rsid="001747bc"/>
    </style:style>
    <style:style style:name="P10" style:family="paragraph" style:parent-style-name="Standard">
      <style:text-properties officeooo:rsid="001747bc" officeooo:paragraph-rsid="0018c9d4"/>
    </style:style>
    <style:style style:name="P11" style:family="paragraph" style:parent-style-name="Standard">
      <style:text-properties officeooo:rsid="001747bc" officeooo:paragraph-rsid="0019d106"/>
    </style:style>
    <style:style style:name="P12" style:family="paragraph" style:parent-style-name="Standard">
      <style:text-properties officeooo:paragraph-rsid="001747bc"/>
    </style:style>
    <style:style style:name="P13" style:family="paragraph" style:parent-style-name="Standard">
      <style:text-properties officeooo:rsid="001a0a91" officeooo:paragraph-rsid="001a0a91"/>
    </style:style>
    <style:style style:name="P14" style:family="paragraph" style:parent-style-name="Standard">
      <style:text-properties officeooo:rsid="001a3cae" officeooo:paragraph-rsid="001a3cae"/>
    </style:style>
    <style:style style:name="T1" style:family="text">
      <style:text-properties officeooo:rsid="000ede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4736" style:font-weight-asian="bold" style:font-weight-complex="bold"/>
    </style:style>
    <style:style style:name="T4" style:family="text">
      <style:text-properties officeooo:rsid="00104736"/>
    </style:style>
    <style:style style:name="T5" style:family="text">
      <style:text-properties officeooo:rsid="001747bc"/>
    </style:style>
    <style:style style:name="T6" style:family="text">
      <style:text-properties officeooo:rsid="0018c9d4"/>
    </style:style>
    <style:style style:name="T7" style:family="text">
      <style:text-properties officeooo:rsid="001a0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Projet Scala : Vote <text:s/>numérique.</text:span></text:p>
      <text:p text:style-name="P5">Groupe : GvoteElec. </text:p>
      <text:p text:style-name="P4"/>
      <text:p text:style-name="P4"><text:tab/>Membre : </text:p>
      <text:p text:style-name="P2">Diallo Seydou </text:p>
      <text:p text:style-name="P2">Doumbia Amadou </text:p>
      <text:p text:style-name="P2">Bansimba <text:span text:style-name="T4">C</text:span>eul<text:span text:style-name="T4">a</text:span>in </text:p>
      <text:p text:style-name="P2">Laagad El Mehdi </text:p>
      <text:p text:style-name="P2">Oubraim Rachid </text:p>
      <text:p text:style-name="P4"/>
      <text:p text:style-name="P6">Spécification : </text:p>
      <text:p text:style-name="P7"/>
      <text:p text:style-name="P7">Notre application aura des acteurs suivants: </text:p>
      <text:p text:style-name="P2"><text:span text:style-name="T2">Candidats </text:span>: <text:span text:style-name="T4">une personne inscrite dans un scrutin en temps que candidat</text:span></text:p>
      <text:p text:style-name="P4"><text:span text:style-name="T2">Électeurs :</text:span> <text:s/><text:span text:style-name="T4">une personne qui pourra voter dans un scrutin où elle est inscrite.</text:span></text:p>
      <text:p text:style-name="P1"><text:span text:style-name="T3">Administrateurs : </text:span><text:span text:style-name="T4">une personne qui valide les demandes de création de vote. </text:span></text:p>
      <text:p text:style-name="P1"><text:span text:style-name="T3">Les Grand Électeurs : </text:span><text:span text:style-name="T4">un électeur avec un ratio de voix plus important que les électeurs classiques. </text:span></text:p>
      <text:p text:style-name="P9"/>
      <text:p text:style-name="P10">Notre application aura des type<text:span text:style-name="T6">s</text:span> de vote suivants.</text:p>
      <text:p text:style-name="P10">- <text:span text:style-name="T6">scrutin Majoritaire : composer de deux type de type de vote</text:span></text:p>
      <text:p text:style-name="P10"><text:tab/><text:span text:style-name="T6">Scrutin uninominal. </text:span></text:p>
      <text:p text:style-name="P10"><text:span text:style-name="T6"><text:tab/>Scrutin Liste. </text:span></text:p>
      <text:p text:style-name="P10"><text:span text:style-name="T6">- Scrutin proportionnelle</text:span></text:p>
      <text:p text:style-name="P11"><text:span text:style-name="T6"><text:tab/>- scrutin uninominal proportionnel .</text:span></text:p>
      <text:p text:style-name="P12"><text:span text:style-name="T5"><text:tab/>- scrutin liste proportionnel</text:span></text:p>
      <text:p text:style-name="P12"/>
      <text:p text:style-name="P2"><text:span text:style-name="T7">à cela notre système de vote Numérique nous offre des fonctionnalités suivantes</text:span><text:tab/> </text:p>
      <text:p text:style-name="P13">un candidat figure une et une seule fois <text:s/>dans la liste des candidats. </text:p>
      <text:p text:style-name="P13">La plate-forme doit permettre d'inscrire des électeurs. </text:p>
      <text:p text:style-name="P13">De crée un vote. </text:p>
      <text:p text:style-name="P13">Définir un nouveau type de vote en composant les types prédéfini de vote en ligne. </text:p>
      <text:p text:style-name="P14">Définir une liste d'électeur et de grand électeur s'il y'à lieu pour un vote donner. </text:p>
      <text:p text:style-name="P14">Vérifier la prise en compte d'un vote. </text:p>
      <text:p text:style-name="P14">De voté a un scrutin dont on est inscrit. </text:p>
      <text:p text:style-name="P14"><text:s text:c="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0:13.768943989</meta:creation-date>
    <dc:date>2014-10-29T23:30:43.891117558</dc:date>
    <meta:editing-duration>PT11H14M16S</meta:editing-duration>
    <meta:editing-cycles>12</meta:editing-cycles>
    <meta:generator>LibreOffice/4.2.6.3$Linux_X86_64 LibreOffice_project/420m0$Build-3</meta:generator>
    <meta:document-statistic meta:table-count="0" meta:image-count="0" meta:object-count="0" meta:page-count="1" meta:paragraph-count="30" meta:word-count="202" meta:character-count="1247" meta:non-whitespace-character-count="1038"/>
  </office:meta>
</office:document-meta>
</file>